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January 31, 2022 (10:07: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1T03:08:09Z</meta:creation-date>
    <dc:date>2022-02-01T03:08:09Z</dc:date>
    <meta:user-defined meta:name="date" meta:value-type="string">January  31, 2022 (10:07: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